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3cd9" officeooo:paragraph-rsid="00013c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Reefeeding process:</text:p>
      <text:p text:style-name="P1"/>
      <text:p text:style-name="P1">Day 1: Dertination, Joy, Reilef, Pig Out, Emotional, Call Mom</text:p>
      <text:p text:style-name="P1">Day 2-4: Stomach hurts, head hurts, extrememly exhausted emotional, deteermined</text:p>
      <text:p text:style-name="P1">Day 5: Feeling a little better, bloated, Confused</text:p>
      <text:p text:style-name="P1">Day 6-8: Feel better, still bloated</text:p>
      <text:p text:style-name="P1">Day 9: Never full, feel fat, belly fat showing, clothes dont fit right, determined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4:29:27.137483662</meta:creation-date>
    <dc:date>2017-02-15T14:32:27.240837285</dc:date>
    <meta:editing-duration>PT3M1S</meta:editing-duration>
    <meta:editing-cycles>1</meta:editing-cycles>
    <meta:document-statistic meta:table-count="0" meta:image-count="0" meta:object-count="0" meta:page-count="1" meta:paragraph-count="6" meta:word-count="51" meta:character-count="330" meta:non-whitespace-character-count="284"/>
    <meta:generator>LibreOffice/5.1.4.2$Linux_X86_64 LibreOffice_project/10m0$Build-2</meta:generator>
  </office:meta>
</office:document-meta>
</file>